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45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69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utorial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lass/Method</text:p>
          </table:table-cell>
          <table:table-cell table:style-name="ce1" office:value-type="string" calcext:value-type="string">
            <text:p>Used for</text:p>
          </table:table-cell>
          <table:table-cell table:style-name="ce1" office:value-type="string" calcext:value-type="string">
            <text:p>Examp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ource code repository tracking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rtualen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litting out virtual environments to avoid dependency problem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rtualenvwrap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litting out virtual environments to avoid dependency problem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aven’t used this ye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llection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reate dictionary counting the frequency of an occurance</text:p>
          </table:table-cell>
          <table:table-cell office:value-type="string" calcext:value-type="string">
            <text:p>counter = Counter(item["DayOfWeek"] for item in data_fil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arange</text:p>
          </table:table-cell>
          <table:table-cell office:value-type="string" calcext:value-type="string">
            <text:p>Like range() only this allows you to perform math to your vector</text:p>
          </table:table-cell>
          <table:table-cell office:value-type="string" calcext:value-type="string">
            <text:p>numpy.arange(10)+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tplotlib</text:p>
          </table:table-cell>
          <table:table-cell office:value-type="string" calcext:value-type="string">
            <text:p>pyplot.xticks</text:p>
          </table:table-cell>
          <table:table-cell office:value-type="string" calcext:value-type="string">
            <text:p>Create line graph – create x ticks</text:p>
          </table:table-cell>
          <table:table-cell office:value-type="string" calcext:value-type="string">
            <text:p>plt.xticks(xlocations + width / 2, labels, rotation=9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tplotlib</text:p>
          </table:table-cell>
          <table:table-cell office:value-type="string" calcext:value-type="string">
            <text:p>pyplot.subplots_adjust</text:p>
          </table:table-cell>
          <table:table-cell office:value-type="string" calcext:value-type="string">
            <text:p>Create line graph – give space on the bottom of the graph</text:p>
          </table:table-cell>
          <table:table-cell office:value-type="string" calcext:value-type="string">
            <text:p>subplots_adjust(bottom=0.4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tplotlib</text:p>
          </table:table-cell>
          <table:table-cell office:value-type="string" calcext:value-type="string">
            <text:p>pyplot.bar</text:p>
          </table:table-cell>
          <table:table-cell office:value-type="string" calcext:value-type="string">
            <text:p>Create bar graph</text:p>
          </table:table-cell>
          <table:table-cell office:value-type="string" calcext:value-type="string">
            <text:p>plt.bar(xlocations, counter.values(), width=width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json</text:p>
          </table:table-cell>
          <table:table-cell office:value-type="string" calcext:value-type="string">
            <text:p>dumps</text:p>
          </table:table-cell>
          <table:table-cell office:value-type="string" calcext:value-type="string">
            <text:p>Export dict into geojson readable format</text:p>
          </table:table-cell>
          <table:table-cell office:value-type="string" calcext:value-type="string">
            <text:p>f.write(geojson.dumps(geo_map)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erequisite for matplotli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eetype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erequisite for matplotli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erequisite for matplotli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high-performance, easy-to-use data structures and data analysis tools for the Python programming language.</text:p>
          </table:table-cell>
          <table:table-cell office:value-type="string" calcext:value-type="string">
            <text:p>This was referenced at the end of tutorial 1. <text:s/>We did not use i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csv.reader</text:p>
          </table:table-cell>
          <table:table-cell office:value-type="string" calcext:value-type="string">
            <text:p>setup the reader objec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csv.reader.next()</text:p>
          </table:table-cell>
          <table:table-cell office:value-type="string" calcext:value-type="string">
            <text:p>reader object move to next lin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__future__</text:p>
          </table:table-cell>
          <table:table-cell office:value-type="string" calcext:value-type="string">
            <text:p>__future__.print_function</text:p>
          </table:table-cell>
          <table:table-cell office:value-type="string" calcext:value-type="string">
            <text:p>Use print as function rather than key word</text:p>
          </table:table-cell>
          <table:table-cell office:value-type="string" calcext:value-type="string">
            <text:p>from __future__ import print_func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d for requesting data from API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ablib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Used to create a table or dataset to save to excel.</text:p>
          </table:table-cell>
          <table:table-cell office:value-type="string" calcext:value-type="string">
            <text:p>dataset = tablib.Dataset(headers=['Abbreviation', 'Name', 'Year', 'Price', 'Adjusted price'])</text:p>
            <text:p>dataset.append([p['abbreviation'], p['name'], p['year'], p['original_price'], p['adjusted_price']]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gparse</text:p>
          </table:table-cell>
          <table:table-cell office:value-type="string" calcext:value-type="string">
            <text:p>ArgumentParser</text:p>
          </table:table-cell>
          <table:table-cell office:value-type="string" calcext:value-type="string">
            <text:p>Used to parse terminal arguments into your code. <text:s/>Create a parse_args() method – after creating your arguments, do this opts = parser.parse_args() and return opts to your main() method.</text:p>
          </table:table-cell>
          <table:table-cell office:value-type="string" calcext:value-type="string">
            <text:p>parser.add_argument('--cpi-data-url', default=CPI_DATA_URL, required=True, help='URL which should be used as CPI data source'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ging</text:p>
          </table:table-cell>
          <table:table-cell office:value-type="string" calcext:value-type="string">
            <text:p>basicConfig</text:p>
          </table:table-cell>
          <table:table-cell office:value-type="string" calcext:value-type="string">
            <text:p>Either write to file or print to terminal. <text:s/>Can pass - - debug into parse_args()</text:p>
          </table:table-cell>
          <table:table-cell office:value-type="string" calcext:value-type="string">
            <text:p>In main(): if opts.debug: logging.basicConfig(level=logging.DEBUG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crapy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<text:a xlink:href="https://doc.scrapy.org/en/0.16/intro/tutorial.html" xlink:type="simple">https://doc.scrapy.org/en/0.16/intro/tutorial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wisted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xm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s c compiler giving lxml library spee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QLAlchem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ives user access to databases – MySQL, etc. <text:s/>This provides an ORM – Object Relational Mapp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e object oriented database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ron Jo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nux job scheduler</text:p>
          </table:table-cell>
          <table:table-cell office:value-type="string" calcext:value-type="string">
            <text:p><text:a xlink:href="https://en.wikipedia.org/wiki/Cron#Predefined_scheduling_definitions" xlink:type="simple">https://en.wikipedia.org/wiki/Cron#Predefined_scheduling_definitions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ycop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is was part of the required packages. <text:s/>What does this do?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/00/0000</text:date>, <text:time style:data-style-name="N2" text:time-value="06:14:58.886871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06:43:42.838560950</meta:creation-date>
    <dc:date>2017-08-06T06:15:28.234766955</dc:date>
    <meta:editing-duration>PT4H13M57S</meta:editing-duration>
    <meta:editing-cycles>8</meta:editing-cycles>
    <meta:generator>LibreOffice/5.1.6.2$Linux_X86_64 LibreOffice_project/10m0$Build-2</meta:generator>
    <meta:document-statistic meta:table-count="1" meta:cell-count="128" meta:object-count="0"/>
  </office:meta>
</office:document-meta>
</file>